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99104" calcext:value-type="float">
            <text:p>1719910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64640" calcext:value-type="float">
            <text:p>1726464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64640" calcext:value-type="float">
            <text:p>1726464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64640" calcext:value-type="float">
            <text:p>1726464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30176" calcext:value-type="float">
            <text:p>1733017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330176" calcext:value-type="float">
            <text:p>1733017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95712" calcext:value-type="float">
            <text:p>1739571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95712" calcext:value-type="float">
            <text:p>1739571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461248" calcext:value-type="float">
            <text:p>1746124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61248" calcext:value-type="float">
            <text:p>1746124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61248" calcext:value-type="float">
            <text:p>1746124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92320" calcext:value-type="float">
            <text:p>1759232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92320" calcext:value-type="float">
            <text:p>1759232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57856" calcext:value-type="float">
            <text:p>1765785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57856" calcext:value-type="float">
            <text:p>1765785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93024" calcext:value-type="float">
            <text:p>17793024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858560" calcext:value-type="float">
            <text:p>17858560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24096" calcext:value-type="float">
            <text:p>17924096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989632" calcext:value-type="float">
            <text:p>1798963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6479872" calcext:value-type="float">
            <text:p>64798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116608" calcext:value-type="float">
            <text:p>1811660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116608" calcext:value-type="float">
            <text:p>1811660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182144" calcext:value-type="float">
            <text:p>18182144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82144" calcext:value-type="float">
            <text:p>18182144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247680" calcext:value-type="float">
            <text:p>18247680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247680" calcext:value-type="float">
            <text:p>18247680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313216" calcext:value-type="float">
            <text:p>1831321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471680" calcext:value-type="float">
            <text:p>64716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259968" calcext:value-type="float">
            <text:p>18259968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391040" calcext:value-type="float">
            <text:p>18391040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391040" calcext:value-type="float">
            <text:p>18391040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391040" calcext:value-type="float">
            <text:p>18391040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456576" calcext:value-type="float">
            <text:p>18456576</text:p>
          </table:table-cell>
          <table:table-cell office:value-type="float" office:value="1597440" calcext:value-type="float">
            <text:p>1597440</text:p>
          </table:table-cell>
          <table:table-cell office:value-type="float" office:value="6397952" calcext:value-type="float">
            <text:p>63979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8163131.7333333" calcext:value-type="float">
            <text:p>18163131,7333333</text:p>
          </table:table-cell>
          <table:table-cell table:formula="of:=SUM([.C2:.C121])/120" office:value-type="float" office:value="1606348.8" calcext:value-type="float">
            <text:p>1606348,8</text:p>
          </table:table-cell>
          <table:table-cell table:formula="of:=SUM([.D2:.D121])/120" office:value-type="float" office:value="6436181.33333333" calcext:value-type="float">
            <text:p>6436181,33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8456576" calcext:value-type="float">
            <text:p>18456576</text:p>
          </table:table-cell>
          <table:table-cell table:formula="of:=MAX([.C2:.C121])" office:value-type="float" office:value="1634304" calcext:value-type="float">
            <text:p>1634304</text:p>
          </table:table-cell>
          <table:table-cell table:formula="of:=MAX([.D2:.D121])" office:value-type="float" office:value="6479872" calcext:value-type="float">
            <text:p>64798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199104" calcext:value-type="float">
            <text:p>17199104</text:p>
          </table:table-cell>
          <table:table-cell table:formula="of:=MIN([.C2:.C121])" office:value-type="float" office:value="1597440" calcext:value-type="float">
            <text:p>1597440</text:p>
          </table:table-cell>
          <table:table-cell table:formula="of:=MIN([.D2:.D121])" office:value-type="float" office:value="6397952" calcext:value-type="float">
            <text:p>6397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3:18.0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3:31.035000000</dc:date>
    <meta:editing-duration>PT31M16S</meta:editing-duration>
    <meta:editing-cycles>10</meta:editing-cycles>
    <meta:document-statistic meta:table-count="1" meta:cell-count="495" meta:object-count="0"/>
  </office:meta>
</office:document-meta>
</file>